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217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1.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ourc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Mastocytosis</text:p>
          </table:table-cell>
          <table:table-cell table:number-columns-repeated="3"/>
          <table:table-cell office:value-type="string" calcext:value-type="string">
            <text:p>https://maayanlab.cloud/Harmonizome/gene_set/Mastocytosis/DISEASES+Curated+Gene-Disease+Association+Evidence+Scores+2025</text:p>
          </table:table-cell>
          <table:table-cell table:number-columns-repeated="2"/>
        </table:table-row>
      </table:table>
      <table:table table:name="Filtered Results" table:style-name="ta1"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24" table:default-cell-style-name="Default"/>
        <table:table-row table:style-name="ro2">
          <table:table-cell table:style-name="ce1" office:value-type="string" calcext:value-type="string">
            <text:p># inDBSNPOrNot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referenceBase</text:p>
          </table:table-cell>
          <table:table-cell table:style-name="ce1" office:value-type="string" calcext:value-type="string">
            <text:p>sampleGenotype</text:p>
          </table:table-cell>
          <table:table-cell table:style-name="ce1" office:value-type="string" calcext:value-type="string">
            <text:p>sampleAlleles</text:p>
          </table:table-cell>
          <table:table-cell table:style-name="ce1" office:value-type="string" calcext:value-type="string">
            <text:p>allelesDBSNP</text:p>
          </table:table-cell>
          <table:table-cell table:style-name="ce1" office:value-type="string" calcext:value-type="string">
            <text:p>accession</text:p>
          </table:table-cell>
          <table:table-cell table:style-name="ce1" office:value-type="string" calcext:value-type="string">
            <text:p>functionGVS</text:p>
          </table:table-cell>
          <table:table-cell table:style-name="ce1" office:value-type="string" calcext:value-type="string">
            <text:p>functionDBSNP</text:p>
          </table:table-cell>
          <table:table-cell table:style-name="ce1" office:value-type="string" calcext:value-type="string">
            <text:p>rsID</text:p>
          </table:table-cell>
          <table:table-cell table:style-name="ce1" office:value-type="string" calcext:value-type="string">
            <text:p>aminoAcids</text:p>
          </table:table-cell>
          <table:table-cell table:style-name="ce1" office:value-type="string" calcext:value-type="string">
            <text:p>proteinPosition</text:p>
          </table:table-cell>
          <table:table-cell table:style-name="ce1" office:value-type="string" calcext:value-type="string">
            <text:p>cDNAPosition</text:p>
          </table:table-cell>
          <table:table-cell table:style-name="ce1" office:value-type="string" calcext:value-type="string">
            <text:p>polyPhen</text:p>
          </table:table-cell>
          <table:table-cell table:style-name="ce1" office:value-type="string" calcext:value-type="string">
            <text:p>granthamScore</text:p>
          </table:table-cell>
          <table:table-cell table:style-name="ce1" office:value-type="string" calcext:value-type="string">
            <text:p>consScoreGERP</text:p>
          </table:table-cell>
          <table:table-cell table:style-name="ce1" office:value-type="string" calcext:value-type="string">
            <text:p>scoreCADD</text:p>
          </table:table-cell>
          <table:table-cell table:style-name="ce1" office:value-type="string" calcext:value-type="string">
            <text:p>chimpAllele</text:p>
          </table:table-cell>
          <table:table-cell table:style-name="ce1" office:value-type="string" calcext:value-type="string">
            <text:p>geneList</text:p>
          </table:table-cell>
          <table:table-cell table:style-name="ce1" office:value-type="string" calcext:value-type="string">
            <text:p>dbSNPValidation</text:p>
          </table:table-cell>
          <table:table-cell table:style-name="ce1" office:value-type="string" calcext:value-type="string">
            <text:p>repeatMasker</text:p>
          </table:table-cell>
          <table:table-cell table:style-name="ce1" office:value-type="string" calcext:value-type="string">
            <text:p>tandemRepeat</text:p>
          </table:table-cell>
          <table:table-cell table:style-name="ce1" office:value-type="string" calcext:value-type="string">
            <text:p>clinicalAssociation</text:p>
          </table:table-cell>
          <table:table-cell table:style-name="ce1" office:value-type="string" calcext:value-type="string">
            <text:p>distanceToSplice</text:p>
          </table:table-cell>
          <table:table-cell table:style-name="ce1" office:value-type="string" calcext:value-type="string">
            <text:p>microRNAs</text:p>
          </table:table-cell>
          <table:table-cell table:style-name="ce1" office:value-type="string" calcext:value-type="string">
            <text:p>keggPathway</text:p>
          </table:table-cell>
          <table:table-cell table:style-name="ce1" office:value-type="string" calcext:value-type="string">
            <text:p>cpgIslands</text:p>
          </table:table-cell>
          <table:table-cell table:style-name="ce1" office:value-type="string" calcext:value-type="string">
            <text:p>genomesESP</text:p>
          </table:table-cell>
          <table:table-cell table:style-name="ce1" office:value-type="string" calcext:value-type="string">
            <text:p>genomesExAC</text:p>
          </table:table-cell>
          <table:table-cell table:style-name="ce1" office:value-type="string" calcext:value-type="string">
            <text:p>PPI</text:p>
          </table:table-cell>
          <table:table-cell table:style-name="ce1" office:value-type="string" calcext:value-type="string">
            <text:p>proteinAccession</text:p>
          </table:table-cell>
        </table:table-row>
        <table:table-row table:style-name="ro1">
          <table:table-cell office:value-type="string" calcext:value-type="string">
            <text:p>dbSNP_2004</text:p>
          </table:table-cell>
          <table:table-cell office:value-type="float" office:value="19" calcext:value-type="float">
            <text:p>19</text:p>
          </table:table-cell>
          <table:table-cell office:value-type="float" office:value="13242151" calcext:value-type="float">
            <text:p>13242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/T</text:p>
          </table:table-cell>
          <table:table-cell office:value-type="string" calcext:value-type="string">
            <text:p>NM_000068.4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ntron_variant</text:p>
          </table:table-cell>
          <table:table-cell office:value-type="float" office:value="12462609" calcext:value-type="float">
            <text:p>12462609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CNA1A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4010:MAPKSignalingPathway;hsa04020:CalciumSignalingPathway;hsa04730:Long-termDepression;hsa04742:TasteTransduction;hsa04930:TypeIIDiabetesMellitu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CACNB4:991,CACNB3:981,CACNB2:978,CACNA2D2:974,CACNA2D3:968,GNB1:947,CACNG2:946,RHOA:926,PRKCG:924,GNAQ:907</text:p>
          </table:table-cell>
          <table:table-cell/>
        </table:table-row>
        <table:table-row table:style-name="ro1">
          <table:table-cell office:value-type="string" calcext:value-type="string">
            <text:p>dbSNP_2004</text:p>
          </table:table-cell>
          <table:table-cell office:value-type="float" office:value="19" calcext:value-type="float">
            <text:p>19</text:p>
          </table:table-cell>
          <table:table-cell office:value-type="float" office:value="13242151" calcext:value-type="float">
            <text:p>13242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/T</text:p>
          </table:table-cell>
          <table:table-cell office:value-type="string" calcext:value-type="string">
            <text:p>NM_001127221.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ntron_variant</text:p>
          </table:table-cell>
          <table:table-cell office:value-type="float" office:value="12462609" calcext:value-type="float">
            <text:p>12462609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CNA1A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4010:MAPKSignalingPathway;hsa04020:CalciumSignalingPathway;hsa04730:Long-termDepression;hsa04742:TasteTransduction;hsa04930:TypeIIDiabetesMellitu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CACNB4:991,CACNB3:981,CACNB2:978,CACNA2D2:974,CACNA2D3:968,GNB1:947,CACNG2:946,RHOA:926,PRKCG:924,GNAQ:907</text:p>
          </table:table-cell>
          <table:table-cell/>
        </table:table-row>
        <table:table-row table:style-name="ro1">
          <table:table-cell office:value-type="string" calcext:value-type="string">
            <text:p>dbSNP_2004</text:p>
          </table:table-cell>
          <table:table-cell office:value-type="float" office:value="19" calcext:value-type="float">
            <text:p>19</text:p>
          </table:table-cell>
          <table:table-cell office:value-type="float" office:value="13242151" calcext:value-type="float">
            <text:p>13242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/T</text:p>
          </table:table-cell>
          <table:table-cell office:value-type="string" calcext:value-type="string">
            <text:p>NM_001127222.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ntron_variant</text:p>
          </table:table-cell>
          <table:table-cell office:value-type="float" office:value="12462609" calcext:value-type="float">
            <text:p>12462609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CNA1A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4010:MAPKSignalingPathway;hsa04020:CalciumSignalingPathway;hsa04730:Long-termDepression;hsa04742:TasteTransduction;hsa04930:TypeIIDiabetesMellitu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CACNB4:991,CACNB3:981,CACNB2:978,CACNA2D2:974,CACNA2D3:968,GNB1:947,CACNG2:946,RHOA:926,PRKCG:924,GNAQ:907</text:p>
          </table:table-cell>
          <table:table-cell/>
        </table:table-row>
        <table:table-row table:style-name="ro1">
          <table:table-cell office:value-type="string" calcext:value-type="string">
            <text:p>dbSNP_2004</text:p>
          </table:table-cell>
          <table:table-cell office:value-type="float" office:value="19" calcext:value-type="float">
            <text:p>19</text:p>
          </table:table-cell>
          <table:table-cell office:value-type="float" office:value="13242151" calcext:value-type="float">
            <text:p>13242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/T</text:p>
          </table:table-cell>
          <table:table-cell office:value-type="string" calcext:value-type="string">
            <text:p>NM_001174080.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ntron_variant</text:p>
          </table:table-cell>
          <table:table-cell office:value-type="float" office:value="12462609" calcext:value-type="float">
            <text:p>12462609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CNA1A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4010:MAPKSignalingPathway;hsa04020:CalciumSignalingPathway;hsa04730:Long-termDepression;hsa04742:TasteTransduction;hsa04930:TypeIIDiabetesMellitu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CACNB4:991,CACNB3:981,CACNB2:978,CACNA2D2:974,CACNA2D3:968,GNB1:947,CACNG2:946,RHOA:926,PRKCG:924,GNAQ:907</text:p>
          </table:table-cell>
          <table:table-cell/>
        </table:table-row>
        <table:table-row table:style-name="ro1">
          <table:table-cell office:value-type="string" calcext:value-type="string">
            <text:p>dbSNP_2000</text:p>
          </table:table-cell>
          <table:table-cell office:value-type="float" office:value="6" calcext:value-type="float">
            <text:p>6</text:p>
          </table:table-cell>
          <table:table-cell office:value-type="float" office:value="7576294" calcext:value-type="float">
            <text:p>7576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G/A/C/T</text:p>
          </table:table-cell>
          <table:table-cell office:value-type="string" calcext:value-type="string">
            <text:p>NM_001008844.3</text:p>
          </table:table-cell>
          <table:table-cell office:value-type="string" calcext:value-type="string">
            <text:p>synonymous-near-splice</text:p>
          </table:table-cell>
          <table:table-cell office:value-type="string" calcext:value-type="string">
            <text:p>missense_variant,synonymous_variant</text:p>
          </table:table-cell>
          <table:table-cell office:value-type="float" office:value="1016835" calcext:value-type="float">
            <text:p>101683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877/2273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616" calcext:value-type="float">
            <text:p>3.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SP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44877:G:A,177771:G: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5412:ArrhythmogenicRightVentricularCardiomyopathy(ARVC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=9730/G=3276</text:p>
          </table:table-cell>
          <table:table-cell office:value-type="string" calcext:value-type="string">
            <text:p>A=93606/G=27678</text:p>
          </table:table-cell>
          <table:table-cell office:value-type="string" calcext:value-type="string">
            <text:p>PKP2:996,DSC2:995,DSG2:994,JUP:993,DSG1:992,PKP1:992,PKP3:992,DSC1:991,DSG3:989,DSG4:988,DSC3:988</text:p>
          </table:table-cell>
          <table:table-cell office:value-type="string" calcext:value-type="string">
            <text:p>NP_001008844.1</text:p>
          </table:table-cell>
        </table:table-row>
        <table:table-row table:style-name="ro1">
          <table:table-cell office:value-type="string" calcext:value-type="string">
            <text:p>dbSNP_2000</text:p>
          </table:table-cell>
          <table:table-cell office:value-type="float" office:value="6" calcext:value-type="float">
            <text:p>6</text:p>
          </table:table-cell>
          <table:table-cell office:value-type="float" office:value="7576294" calcext:value-type="float">
            <text:p>7576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G/A/C/T</text:p>
          </table:table-cell>
          <table:table-cell office:value-type="string" calcext:value-type="string">
            <text:p>NM_001319034.2</text:p>
          </table:table-cell>
          <table:table-cell office:value-type="string" calcext:value-type="string">
            <text:p>synonymous-near-splice</text:p>
          </table:table-cell>
          <table:table-cell office:value-type="string" calcext:value-type="string">
            <text:p>missense_variant,synonymous_variant</text:p>
          </table:table-cell>
          <table:table-cell office:value-type="float" office:value="1016835" calcext:value-type="float">
            <text:p>101683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877/2429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616" calcext:value-type="float">
            <text:p>3.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SP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44877:G:A,177771:G: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5412:ArrhythmogenicRightVentricularCardiomyopathy(ARVC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=9730/G=3276</text:p>
          </table:table-cell>
          <table:table-cell office:value-type="string" calcext:value-type="string">
            <text:p>A=93606/G=27678</text:p>
          </table:table-cell>
          <table:table-cell office:value-type="string" calcext:value-type="string">
            <text:p>PKP2:996,DSC2:995,DSG2:994,JUP:993,DSG1:992,PKP1:992,PKP3:992,DSC1:991,DSG3:989,DSG4:988,DSC3:988</text:p>
          </table:table-cell>
          <table:table-cell office:value-type="string" calcext:value-type="string">
            <text:p>NP_001305963.1</text:p>
          </table:table-cell>
        </table:table-row>
        <table:table-row table:style-name="ro1">
          <table:table-cell office:value-type="string" calcext:value-type="string">
            <text:p>dbSNP_2000</text:p>
          </table:table-cell>
          <table:table-cell office:value-type="float" office:value="6" calcext:value-type="float">
            <text:p>6</text:p>
          </table:table-cell>
          <table:table-cell office:value-type="float" office:value="7576294" calcext:value-type="float">
            <text:p>7576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G/A/C/T</text:p>
          </table:table-cell>
          <table:table-cell office:value-type="string" calcext:value-type="string">
            <text:p>NM_004415.4</text:p>
          </table:table-cell>
          <table:table-cell office:value-type="string" calcext:value-type="string">
            <text:p>synonymous-near-splice</text:p>
          </table:table-cell>
          <table:table-cell office:value-type="string" calcext:value-type="string">
            <text:p>missense_variant,synonymous_variant</text:p>
          </table:table-cell>
          <table:table-cell office:value-type="float" office:value="1016835" calcext:value-type="float">
            <text:p>101683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877/2872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616" calcext:value-type="float">
            <text:p>3.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SP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44877:G:A,177771:G: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sa05412:ArrhythmogenicRightVentricularCardiomyopathy(ARVC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=9730/G=3276</text:p>
          </table:table-cell>
          <table:table-cell office:value-type="string" calcext:value-type="string">
            <text:p>A=93606/G=27678</text:p>
          </table:table-cell>
          <table:table-cell office:value-type="string" calcext:value-type="string">
            <text:p>PKP2:996,DSC2:995,DSG2:994,JUP:993,DSG1:992,PKP1:992,PKP3:992,DSC1:991,DSG3:989,DSG4:988,DSC3:988</text:p>
          </table:table-cell>
          <table:table-cell office:value-type="string" calcext:value-type="string">
            <text:p>NP_004406.2</text:p>
          </table:table-cell>
        </table:table-row>
      </table:table>
      <table:named-expressions/>
      <table:database-ranges>
        <table:database-range table:name="__Anonymous_Sheet_DB__1" table:target-range-address="'Filtered Results'.A1:'Filtered Results'.AF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9:08:20.087522918</meta:creation-date>
    <dc:date>2025-05-14T19:51:18.945015069</dc:date>
    <meta:editing-duration>PT32M44S</meta:editing-duration>
    <meta:editing-cycles>1</meta:editing-cycles>
    <meta:document-statistic meta:table-count="2" meta:cell-count="232" meta:object-count="0"/>
    <meta:generator>LibreOffice/24.8.7.2$Linux_X86_64 LibreOffice_project/f4f281f562fb585d46b0af5755dfe1eb6adc047f</meta:generator>
  </office:meta>
</office:document-meta>
</file>